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098a4d" officeooo:paragraph-rsid="00098a4d"/>
    </style:style>
    <style:style style:name="P2" style:family="paragraph" style:parent-style-name="Text_20_body">
      <style:text-properties officeooo:rsid="00098a4d" officeooo:paragraph-rsid="00098a4d"/>
    </style:style>
    <style:style style:name="P3" style:family="paragraph" style:parent-style-name="Text_20_body">
      <style:text-properties style:font-name="Courier New" officeooo:rsid="00098a4d" officeooo:paragraph-rsid="00098a4d"/>
    </style:style>
    <style:style style:name="P4" style:family="paragraph" style:parent-style-name="Text_20_body">
      <style:text-properties style:font-name="Times New Roman" officeooo:rsid="0009fe6d" officeooo:paragraph-rsid="0009fe6d"/>
    </style:style>
    <style:style style:name="P5" style:family="paragraph" style:parent-style-name="Text_20_body">
      <style:text-properties officeooo:rsid="0009fe6d" officeooo:paragraph-rsid="0009fe6d"/>
    </style:style>
    <style:style style:name="P6" style:family="paragraph" style:parent-style-name="Text_20_body">
      <style:text-properties officeooo:rsid="000cab02" officeooo:paragraph-rsid="000cab02"/>
    </style:style>
    <style:style style:name="P7" style:family="paragraph" style:parent-style-name="Text_20_body">
      <style:text-properties officeooo:rsid="000d1341" officeooo:paragraph-rsid="000d1341"/>
    </style:style>
    <style:style style:name="P8" style:family="paragraph" style:parent-style-name="Text_20_body">
      <style:text-properties officeooo:rsid="000d41b0" officeooo:paragraph-rsid="000d41b0"/>
    </style:style>
    <style:style style:name="P9" style:family="paragraph" style:parent-style-name="Text_20_body">
      <style:text-properties officeooo:rsid="000d8ce2" officeooo:paragraph-rsid="000d8ce2"/>
    </style:style>
    <style:style style:name="P10" style:family="paragraph" style:parent-style-name="Text_20_body">
      <style:text-properties officeooo:rsid="000e46fa" officeooo:paragraph-rsid="000e46fa"/>
    </style:style>
    <style:style style:name="P11" style:family="paragraph" style:parent-style-name="Title">
      <style:paragraph-properties fo:break-before="page"/>
      <style:text-properties officeooo:rsid="00098a4d" officeooo:paragraph-rsid="00098a4d"/>
    </style:style>
    <style:style style:name="P12" style:family="paragraph" style:parent-style-name="Contents_20_Heading">
      <style:paragraph-properties fo:break-before="page"/>
    </style:style>
    <style:style style:name="P13" style:family="paragraph" style:parent-style-name="Subtitle">
      <style:text-properties officeooo:rsid="000955f7" officeooo:paragraph-rsid="000955f7"/>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Text_20_body">
      <style:text-properties style:font-name="Times New Roman" officeooo:rsid="000d41b0" officeooo:paragraph-rsid="000d41b0"/>
    </style:style>
    <style:style style:name="P17" style:family="paragraph" style:parent-style-name="Text_20_body">
      <style:text-properties style:font-name="Times New Roman" officeooo:rsid="000d8ce2" officeooo:paragraph-rsid="000d8ce2"/>
    </style:style>
    <style:style style:name="P18" style:family="paragraph" style:parent-style-name="Text_20_body" style:list-style-name="L1">
      <style:text-properties style:font-name="Times New Roman" officeooo:rsid="000e46fa" officeooo:paragraph-rsid="000e46fa"/>
    </style:style>
    <style:style style:name="P19" style:family="paragraph" style:parent-style-name="Text_20_body" style:list-style-name="L1">
      <style:text-properties officeooo:rsid="000d8ce2" officeooo:paragraph-rsid="000d8ce2"/>
    </style:style>
    <style:style style:name="P20" style:family="paragraph" style:parent-style-name="Text_20_body" style:list-style-name="L1">
      <style:text-properties officeooo:rsid="000d8ce2" officeooo:paragraph-rsid="000e46fa"/>
    </style:style>
    <style:style style:name="P21" style:family="paragraph" style:parent-style-name="Title" style:master-page-name="First_20_Page">
      <style:paragraph-properties style:page-number="auto"/>
      <style:text-properties officeooo:rsid="000955f7" officeooo:paragraph-rsid="000955f7"/>
    </style:style>
    <style:style style:name="P22" style:family="paragraph" style:parent-style-name="Heading_20_2">
      <style:text-properties officeooo:rsid="00098a4d" officeooo:paragraph-rsid="00098a4d"/>
    </style:style>
    <style:style style:name="P23" style:family="paragraph" style:parent-style-name="Heading_20_2">
      <style:text-properties officeooo:rsid="000a0323" officeooo:paragraph-rsid="000a0323"/>
    </style:style>
    <style:style style:name="P24" style:family="paragraph" style:parent-style-name="Heading_20_1" style:list-style-name="">
      <style:text-properties officeooo:rsid="00098a4d" officeooo:paragraph-rsid="00098a4d"/>
    </style:style>
    <style:style style:name="P25" style:family="paragraph" style:parent-style-name="Heading_20_3">
      <style:text-properties officeooo:rsid="0009fe6d" officeooo:paragraph-rsid="0009fe6d"/>
    </style:style>
    <style:style style:name="P26" style:family="paragraph" style:parent-style-name="Heading_20_3">
      <style:text-properties officeooo:rsid="000d1341" officeooo:paragraph-rsid="000d1341"/>
    </style:style>
    <style:style style:name="P27" style:family="paragraph" style:parent-style-name="Heading_20_3">
      <style:text-properties style:font-name="Times New Roman" officeooo:rsid="000d41b0" officeooo:paragraph-rsid="000d41b0"/>
    </style:style>
    <style:style style:name="P28" style:family="paragraph" style:parent-style-name="Heading_20_3">
      <style:text-properties style:font-name="Times New Roman" officeooo:rsid="000d8ce2" officeooo:paragraph-rsid="000d8ce2"/>
    </style:style>
    <style:style style:name="T1" style:family="text">
      <style:text-properties officeooo:rsid="000d1341"/>
    </style:style>
    <style:style style:name="T2" style:family="text">
      <style:text-properties style:font-name="Courier New"/>
    </style:style>
    <style:style style:name="T3" style:family="text">
      <style:text-properties style:font-name="Courier New" officeooo:rsid="000d1341"/>
    </style:style>
    <style:style style:name="T4" style:family="text">
      <style:text-properties style:font-name="Courier New" officeooo:rsid="000d41b0"/>
    </style:style>
    <style:style style:name="T5" style:family="text">
      <style:text-properties style:font-name="Courier New" officeooo:rsid="000d8ce2"/>
    </style:style>
    <style:style style:name="T6" style:family="text">
      <style:text-properties officeooo:rsid="000d41b0"/>
    </style:style>
    <style:style style:name="T7" style:family="text">
      <style:text-properties style:font-name="Times New Roman"/>
    </style:style>
    <style:style style:name="T8" style:family="text">
      <style:text-properties style:font-name="Times New Roman" officeooo:rsid="000d41b0"/>
    </style:style>
    <style:style style:name="T9" style:family="text">
      <style:text-properties style:font-name="Times New Roman" officeooo:rsid="000d8ce2"/>
    </style:style>
    <style:style style:name="T10" style:family="text">
      <style:text-properties style:font-name="Times New Roman" officeooo:rsid="000e46f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Your MVC</text:p>
      <text:p text:style-name="P13">Documentation for Unit Tests Framework</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4"><text:a xlink:type="simple" xlink:href="#__RefHeading__212_1265330106" text:style-name="Index_20_Link" text:visited-style-name="Index_20_Link">Unit Test Configuration<text:tab/>3</text:a></text:p>
          <text:p text:style-name="P15"><text:a xlink:type="simple" xlink:href="#__RefHeading__214_1265330106" text:style-name="Index_20_Link" text:visited-style-name="Index_20_Link">Unit Test Path<text:tab/>3</text:a></text:p>
          <text:p text:style-name="P15"><text:a xlink:type="simple" xlink:href="#__RefHeading__216_1265330106" text:style-name="Index_20_Link" text:visited-style-name="Index_20_Link">Tests End With<text:tab/>3</text:a></text:p>
          <text:p text:style-name="P14"><text:a xlink:type="simple" xlink:href="#__RefHeading__218_1265330106" text:style-name="Index_20_Link" text:visited-style-name="Index_20_Link">Writing unit tests<text:tab/>3</text:a></text:p>
          <text:p text:style-name="P15"><text:a xlink:type="simple" xlink:href="#__RefHeading__69_1935483298" text:style-name="Index_20_Link" text:visited-style-name="Index_20_Link">Classes for unit tests<text:tab/>3</text:a></text:p>
          <text:p text:style-name="P15"><text:a xlink:type="simple" xlink:href="#__RefHeading__71_1935483298" text:style-name="Index_20_Link" text:visited-style-name="Index_20_Link">Setup and Tear Down Methods<text:tab/>3</text:a></text:p>
          <text:p text:style-name="P15"><text:a xlink:type="simple" xlink:href="#__RefHeading__73_1935483298" text:style-name="Index_20_Link" text:visited-style-name="Index_20_Link">The Unit Tests<text:tab/>4</text:a></text:p>
          <text:p text:style-name="P15"><text:a xlink:type="simple" xlink:href="#__RefHeading__76_1935483298" text:style-name="Index_20_Link" text:visited-style-name="Index_20_Link">Assertions<text:tab/>4</text:a></text:p>
        </text:index-body>
      </text:table-of-content>
      <text:h text:style-name="P24" text:outline-level="1"/>
      <text:p text:style-name="P11">Unit Tests</text:p>
      <text:h text:style-name="P22" text:outline-level="2"><text:bookmark-start text:name="__RefHeading__212_1265330106"/>Unit Test Configuration<text:bookmark-end text:name="__RefHeading__212_1265330106"/></text:h>
      <text:p text:style-name="P2">The unit tests are originally designed to run from the PHP command line interface. To run the unit tests run the following command in a terminal window:</text:p>
      <text:p text:style-name="P3">php /path/to/framework/YourMVC/Libraries/UnitTestFramework.php</text:p>
      <text:p text:style-name="P4">By default the tests are stored in the folder YourMVC/Libraries/UnitTests/*. The framework does automatically assume that tests can be stored in sub directories. There are two parameters that can be configured when creating and using unit tests.</text:p>
      <text:h text:style-name="P25" text:outline-level="3"><text:bookmark-start text:name="__RefHeading__214_1265330106"/>Unit Test Path<text:bookmark-end text:name="__RefHeading__214_1265330106"/></text:h>
      <text:p text:style-name="P5">The unit test path is the first variable that can be changed. By default it is the current working directory and the sub directory UnitTests. It is recommended (but not required) that all unit tests stay within the scope of the framework. This requires a value, otherwise the unit tests will not run.</text:p>
      <text:h text:style-name="P25" text:outline-level="3"><text:bookmark-start text:name="__RefHeading__216_1265330106"/>Tests End With<text:bookmark-end text:name="__RefHeading__216_1265330106"/></text:h>
      <text:p text:style-name="P5">When developing unit tests, each test method must end with this series of characters. By default this is Test. It is required that this has a value, otherwise unit tests will not be run.</text:p>
      <text:h text:style-name="P23" text:outline-level="2"><text:bookmark-start text:name="__RefHeading__218_1265330106"/>Writing unit tests<text:bookmark-end text:name="__RefHeading__218_1265330106"/></text:h>
      <text:p text:style-name="P6">Unit tests should be written for <text:span text:style-name="T1">all projects. Your MVC includes the ability to create unit tests. By default, any php files that are in </text:span><text:span text:style-name="T3">YourMVC/Libraries/UnitTests/</text:span><text:span text:style-name="T1"> are included.</text:span></text:p>
      <text:h text:style-name="P26" text:outline-level="3"><text:bookmark-start text:name="__RefHeading__69_1935483298"/>Classes for unit tests<text:bookmark-end text:name="__RefHeading__69_1935483298"/></text:h>
      <text:p text:style-name="P7">Each unit test function must be contained within classes that <text:span text:style-name="T6">extend the </text:span><text:span text:style-name="T4">\YourMVC\UnitTest\Framework\UnitTest</text:span><text:span text:style-name="T8"> class. By default, each method that ends with Test is a method that will be ran.</text:span></text:p>
      <text:p text:style-name="P16">There are four supporter methods that get called at the initialization and destruction of each class and method.</text:p>
      <text:h text:style-name="P27" text:outline-level="3"><text:bookmark-start text:name="__RefHeading__71_1935483298"/>Setup and Tear Down Methods<text:bookmark-end text:name="__RefHeading__71_1935483298"/></text:h>
      <text:p text:style-name="P8"><text:span text:style-name="T7">At the initialization of a unit test class </text:span><text:span text:style-name="T9">a method called </text:span><text:span text:style-name="T5">ClassSetup()</text:span><text:span text:style-name="T9"> is called. Likewise at the destruction of a class a method called </text:span><text:span text:style-name="T5">ClassTearDown()</text:span><text:span text:style-name="T9"> is called.</text:span></text:p>
      <text:p text:style-name="P9"><text:span text:style-name="T7">Before each unit test method is called a method called </text:span><text:span text:style-name="T2">MethodSetup()</text:span><text:span text:style-name="T7"> is called. After the unit test method finishes (either passing or failing) a method called </text:span><text:span text:style-name="T2">MethodTearDown()</text:span><text:span text:style-name="T7"> is called.</text:span></text:p>
      <text:p text:style-name="P17">These methods should be used whenever objects need to be present for each method.</text:p>
      <text:h text:style-name="P28" text:outline-level="3"><text:bookmark-start text:name="__RefHeading__73_1935483298"/><text:soft-page-break/>The Unit Tests<text:bookmark-end text:name="__RefHeading__73_1935483298"/></text:h>
      <text:p text:style-name="P17">Each unit test method must end in Test by default. See the section about configuration to change this setting. If a unit test fails, it will stop at the line it failed at, and move onto the next method after calling the necessary tear down and setup methods.</text:p>
      <text:h text:style-name="P28" text:outline-level="3"><text:bookmark-start text:name="__RefHeading__76_1935483298"/>Assertions<text:bookmark-end text:name="__RefHeading__76_1935483298"/></text:h>
      <text:p text:style-name="P17">There are ten types of assertions. They are the following:</text:p>
      <text:list xml:id="list8219548562622711768" text:style-name="L1">
        <text:list-item>
          <text:p text:style-name="P19"><text:span text:style-name="T7">AssertTrue</text:span><text:span text:style-name="T10">($value) – The value must be true.</text:span></text:p>
        </text:list-item>
        <text:list-item>
          <text:p text:style-name="P19"><text:span text:style-name="T7">AssertFalse</text:span><text:span text:style-name="T10">($value) – The value must be false.</text:span></text:p>
        </text:list-item>
        <text:list-item>
          <text:p text:style-name="P19"><text:span text:style-name="T7">AssertAreEqual</text:span><text:span text:style-name="T10">($value1, $value2) – The two values must be equal. 4 == 4 and 4 == 4.0.</text:span></text:p>
        </text:list-item>
        <text:list-item>
          <text:p text:style-name="P20"><text:span text:style-name="T7">AssertAreIdentical</text:span><text:span text:style-name="T10">($value1, $value2) – The two values must be identical. 4 === 4 but 4 !== 4.0.</text:span></text:p>
        </text:list-item>
        <text:list-item>
          <text:p text:style-name="P20"><text:span text:style-name="T7">AssertAreNotEqual</text:span><text:span text:style-name="T10">($value1, $value2) – The two values are not equal. 4 != 5</text:span></text:p>
        </text:list-item>
        <text:list-item>
          <text:p text:style-name="P20"><text:span text:style-name="T7">AssertAreNotIdentical</text:span><text:span text:style-name="T10">($value1, $value2) – The two values are not identical 4 !== 4.0.</text:span></text:p>
        </text:list-item>
        <text:list-item>
          <text:p text:style-name="P20"><text:span text:style-name="T7">AssertAreEqual</text:span><text:span text:style-name="T10">NotIdentical($value1, $value2) - The two values are equal but not identical. 4 == 4.0 but 4 !== 4.0</text:span></text:p>
        </text:list-item>
        <text:list-item>
          <text:p text:style-name="P18">AssertIsNull($value) - The value must be null.</text:p>
        </text:list-item>
        <text:list-item>
          <text:p text:style-name="P18">AssertIsNotNull($value1) – The value must not be null.</text:p>
        </text:list-item>
        <text:list-item>
          <text:p text:style-name="P18">AssertFail() - The test fails automatically.</text:p>
        </text:list-item>
      </text:list>
      <text:p text:style-name="P10"><text:span text:style-name="T7">Each unit assert can be called by </text:span><text:span text:style-name="T2">$this-&gt;Assert.</text:span><text:span text:style-name="T7"> Each unit test has another parameter that can describe why the test failed. Each unit test additional parameter has a default value, but you are encouraged to make each unique per test to avoid conf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98a4d" officeooo:paragraph-rsid="00098a4d"/>
    </style:style>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Written on October 15, 2013 by Stephen</text:p>
        <text:p text:style-name="MP1">Version 0.1A</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1:30:55.703936275</meta:creation-date>
    <dc:date>2013-11-13T21:06:59.335175622</dc:date>
    <meta:editing-duration>PT25M46S</meta:editing-duration>
    <meta:editing-cycles>7</meta:editing-cycles>
    <meta:generator>LibreOffice/4.1.2.3$Linux_X86_64 LibreOffice_project/40b2d7fde7e8d2d7bc5a449dc65df4d08a7dd38</meta:generator>
    <dc:creator>Stephen Kucksdorf</dc:creator>
    <meta:document-statistic meta:table-count="0" meta:image-count="0" meta:object-count="0" meta:page-count="4" meta:paragraph-count="46" meta:word-count="590" meta:character-count="3546" meta:non-whitespace-character-count="3005"/>
  </office:meta>
</office:document-meta>
</file>